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arrow_5f_2_5f_1">
      <style:graphic-properties fo:min-height="0cm" fo:min-width="0cm"/>
    </style:style>
    <style:style style:name="gr2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3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423cm" fo:min-width="2.802cm"/>
    </style:style>
    <style:style style:name="gr4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1.423cm" fo:min-width="4.367cm"/>
    </style:style>
    <style:style style:name="gr5" style:family="graphic" style:parent-style-name="Normal_20_Arrow_5f_1">
      <style:graphic-properties draw:textarea-vertical-align="middle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7" style:family="graphic" style:parent-style-name="Object_20_without_20_fill_5f_2_5f_1">
      <style:graphic-properties draw:marker-end="Arrow" draw:marker-end-width="0.3cm" draw:fill="none" draw:textarea-vertical-align="middle"/>
    </style:style>
    <style:style style:name="gr8" style:family="graphic" style:parent-style-name="Without_20_Fill_5f_2_5f_1">
      <style:graphic-properties fo:min-height="1.397cm" fo:min-width="4.826cm"/>
    </style:style>
    <style:style style:name="gr9" style:family="graphic" style:parent-style-name="measure">
      <style:graphic-properties draw:textarea-vertical-align="middle" draw:auto-grow-height="false" fo:min-height="1.846cm" fo:min-width="1.469cm"/>
    </style:style>
    <style:style style:name="gr10" style:family="graphic" style:parent-style-name="Without_20_Fill">
      <style:graphic-properties draw:textarea-vertical-align="middle" draw:auto-grow-height="false" fo:min-height="4.195cm" fo:min-width="4.961cm"/>
    </style:style>
    <style:style style:name="gr11" style:family="graphic" style:parent-style-name="objectwitharrow">
      <style:graphic-properties draw:textarea-vertical-align="middle" draw:auto-grow-height="false" fo:min-height="3.179cm" fo:min-width="5.85cm"/>
    </style:style>
    <style:style style:name="gr12" style:family="graphic" style:parent-style-name="Without_20_Fill">
      <style:graphic-properties draw:textarea-vertical-align="middle" draw:auto-grow-height="false" fo:min-height="3.433cm" fo:min-width="2.04cm"/>
    </style:style>
    <style:style style:name="gr13" style:family="graphic" style:parent-style-name="Default_5f_2">
      <style:graphic-properties draw:textarea-vertical-align="middle"/>
    </style:style>
    <style:style style:name="gr14" style:family="graphic" style:parent-style-name="measure">
      <style:graphic-properties draw:textarea-vertical-align="middle" draw:auto-grow-height="false" fo:min-height="2.444cm" fo:min-width="2.82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ct_20_with_20_Arrow_20_semi_20_transparent">
      <style:graphic-properties draw:textarea-vertical-align="middle" draw:auto-grow-height="false" fo:min-height="3.179cm" fo:min-width="5.85cm"/>
    </style:style>
    <style:style style:name="gr17" style:family="graphic" style:parent-style-name="objectwitharrow">
      <style:graphic-properties draw:textarea-vertical-align="middle" draw:auto-grow-height="false" fo:min-height="3.397cm" fo:min-width="6.322cm"/>
    </style:style>
    <style:style style:name="gr18" style:family="graphic" style:parent-style-name="Without_20_Fill">
      <style:graphic-properties draw:textarea-vertical-align="middle" draw:auto-grow-height="false" fo:min-height="3.397cm" fo:min-width="6.322cm"/>
    </style:style>
    <style:style style:name="gr19" style:family="graphic" style:parent-style-name="Filled_20_Dark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.087cm" svg:height="1.115cm" svg:x="8.651cm" svg:y="17.9cm">
          <text:p text:style-name="P1"><text:span text:style-name="T1">Refer</text:span><text:span text:style-name="T1">ent </text:span><text:span text:style-name="T1">(desc</text:span><text:span text:style-name="T1">ribed </text:span><text:span text:style-name="T1">subje</text:span><text:span text:style-name="T1">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574cm" svg:height="1.673cm" svg:x="10.285cm" svg:y="11.931cm">
          <draw:text-box>
            <text:p text:style-name="P1"><text:span text:style-name="T2">Build Identity</text:span></text:p>
            <text:p text:style-name="P1"><text:span text:style-name="T2">(select </text:span><text:span text:style-name="T2">properties)</text:span></text:p>
          </draw:text-box>
        </draw:frame>
        <draw:frame draw:style-name="gr3" draw:text-style-name="P2" draw:layer="layout" svg:width="3.302cm" svg:height="1.673cm" svg:x="7.477cm" svg:y="14.322cm">
          <draw:text-box>
            <text:p text:style-name="P1"><text:span text:style-name="T2">Identify It</text:span></text:p>
            <text:p text:style-name="P1"><text:span text:style-name="T2">(URI)</text:span></text:p>
          </draw:text-box>
        </draw:frame>
        <draw:frame draw:style-name="gr4" draw:text-style-name="P2" draw:layer="layout" svg:width="4.867cm" svg:height="1.673cm" svg:x="14.97cm" svg:y="14.195cm">
          <draw:text-box>
            <text:p text:style-name="P1"><text:span text:style-name="T2">Assign</text:span></text:p>
            <text:p text:style-name="P1"><text:span text:style-name="T2">repres</text:span><text:span text:style-name="T2">entatio</text:span><text:span text:style-name="T2">ns</text:span></text:p>
          </draw:text-box>
        </draw:frame>
        <draw:line draw:style-name="gr5" draw:text-style-name="P1" draw:layer="layout" svg:x1="12.938cm" svg:y1="9.518cm" svg:x2="8.747cm" svg:y2="14.217cm">
          <text:p/>
        </draw:line>
        <draw:line draw:style-name="gr5" draw:text-style-name="P1" draw:layer="layout" svg:x1="12.938cm" svg:y1="9.518cm" svg:x2="12.938cm" svg:y2="11.931cm">
          <text:p/>
        </draw:line>
        <draw:line draw:style-name="gr5" draw:text-style-name="P1" draw:layer="layout" svg:x1="12.938cm" svg:y1="9.518cm" svg:x2="17.129cm" svg:y2="13.963cm">
          <text:p/>
        </draw:line>
        <draw:line draw:style-name="gr5" draw:text-style-name="P1" draw:layer="layout" svg:x1="13.065cm" svg:y1="13.582cm" svg:x2="13.192cm" svg:y2="17.9cm">
          <text:p/>
        </draw:line>
        <draw:line draw:style-name="gr5" draw:text-style-name="P1" draw:layer="layout" svg:x1="9.255cm" svg:y1="15.995cm" svg:x2="10.652cm" svg:y2="17.9cm">
          <text:p/>
        </draw:line>
        <draw:line draw:style-name="gr5" draw:text-style-name="P1" draw:layer="layout" svg:x1="17.256cm" svg:y1="15.614cm" svg:x2="15.351cm" svg:y2="17.9cm">
          <text:p/>
        </draw:line>
        <draw:frame draw:style-name="gr6" draw:text-style-name="P2" draw:layer="layout" svg:width="2.403cm" svg:height="0.962cm" svg:x="20.568cm" svg:y="13.255cm">
          <draw:text-box>
            <text:p text:style-name="P1"><text:span text:style-name="T2">Evolv</text:span><text:span text:style-name="T2">e</text:span></text:p>
          </draw:text-box>
        </draw:frame>
        <draw:connector draw:style-name="gr7" draw:text-style-name="P3" draw:layer="layout" draw:type="curve" draw:line-skew="2.265cm" svg:x1="17.738cm" svg:y1="18.457cm" svg:x2="15.605cm" svg:y2="8.692cm" draw:start-shape="id1" draw:start-glue-point="1" draw:end-shape="id2" draw:end-glue-point="1" svg:d="M17738 18457c4258 0 5325-9765-2133-9765" svg:viewBox="0 0 5470 9766">
          <text:p/>
        </draw:connector>
        <draw:custom-shape draw:style-name="gr8" draw:text-style-name="P1" xml:id="id2" draw:id="id2" draw:layer="layout" svg:width="4.826cm" svg:height="1.397cm" svg:x="10.779cm" svg:y="7.994cm">
          <text:p text:style-name="P1"><text:span text:style-name="T1">“</text:span><text:span text:style-name="T1">To Articulate”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9" draw:text-style-name="P4" xml:id="id6" draw:id="id6" draw:layer="layout" svg:width="3.937cm" svg:height="4.191cm" svg:x="18.653cm" svg:y="7.731cm">
          <text:p text:style-name="P1"><text:span text:style-name="T3">Some tex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5.461cm" svg:height="4.445cm" svg:x="5.318cm" svg:y="5.6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xml:id="id4" draw:id="id4" draw:layer="layout" svg:width="6.35cm" svg:height="3.429cm" svg:x="11.287cm" svg:y="15.732cm">
          <text:p text:style-name="P1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3" draw:id="id3" draw:layer="layout" svg:width="2.54cm" svg:height="3.683cm" svg:x="4.937cm" svg:y="11.922cm">
          <text:p text:style-name="P1"><text:span text:style-name="T2">Text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type="curve" svg:x1="7.477cm" svg:y1="13.763cm" svg:x2="11.287cm" svg:y2="17.446cm" draw:start-shape="id3" draw:start-glue-point="1" draw:end-shape="id4" svg:d="M7477 13763c2839 0 935 3683 3810 3683" svg:viewBox="0 0 3811 3684">
          <text:p/>
        </draw:connector>
        <draw:custom-shape draw:style-name="gr14" draw:text-style-name="P4" xml:id="id5" draw:id="id5" draw:layer="layout" svg:width="4.699cm" svg:height="3.81cm" svg:x="12.303cm" svg:y="2.143cm">
          <text:p text:style-name="P1"><text:span text:style-name="T3">Other 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curve" svg:x1="14.653cm" svg:y1="5.953cm" svg:x2="18.653cm" svg:y2="9.827cm" draw:start-shape="id5" draw:start-glue-point="8" draw:end-shape="id6" draw:end-glue-point="5" svg:d="M14653 5953c0 2583 1333 3874 4000 3874" svg:viewBox="0 0 4001 3875">
          <text:p/>
        </draw:connector>
        <draw:custom-shape draw:style-name="gr16" draw:text-style-name="P5" draw:layer="layout" svg:width="6.35cm" svg:height="3.429cm" svg:x="20.939cm" svg:y="13.573cm">
          <text:p text:style-name="P1"><text:span text:style-name="T2">Some text Her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8" draw:id="id8" draw:layer="layout" svg:width="7.366cm" svg:height="3.937cm" svg:x="10.525cm" svg:y="10.906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5" xml:id="id7" draw:id="id7" draw:layer="layout" svg:width="7.366cm" svg:height="3.937cm" svg:x="18.78cm" svg:y="1.889cm">
          <text:p text:style-name="P1"><text:span text:style-name="T2">What Now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9" draw:text-style-name="P1" draw:layer="layout" draw:type="curve" svg:x1="26.146cm" svg:y1="3.858cm" svg:x2="14.208cm" svg:y2="10.906cm" draw:start-shape="id7" draw:start-glue-point="7" draw:end-shape="id8" draw:end-glue-point="4" svg:d="M26146 3858c828 0 691 2248-2501 3053s-9437 166-9437 3995" svg:viewBox="0 0 12369 70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Semibold" svg:font-family="'Open Sans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 style:parent-style-name="Default_5f_2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Filled_20_Dark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withshadow" style:family="graphic" style:parent-style-name="standard">
      <style:graphic-properties svg:stroke-color="#ce6c31" draw:fill="none"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true"/>
      <style:paragraph-properties>
        <style:tab-stops/>
      </style:paragraph-properties>
      <style:text-properties fo:font-size="12pt"/>
    </style:style>
    <style:style style:name="Default_5f_2" style:display-name="Default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" style:display-name="Without Fill" style:family="graphic" style:parent-style-name="Default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" style:display-name="Filled Dark" style:family="graphic" style:parent-style-name="Default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20_semi_20_transparent" style:display-name="Object with Arrow semi transparent" style:family="graphic" style:parent-style-name="objectwitharrow">
      <style:graphic-properties svg:stroke-opacity="70%" draw:fill="solid" draw:fill-color="#ce6c31" draw:opacity="50%" draw:shadow-opacity="50%"/>
    </style:style>
    <style:style style:name="Floating_20_Text" style:display-name="Floating Text" style:family="graphic" style:parent-style-name="Default_5f_2">
      <style:graphic-properties draw:stroke="none" draw:stroke-dash="Dashed_20__28_var_29__20_4" svg:stroke-color="#942a0e"/>
      <style:text-properties fo:color="#942a0e" fo:font-size="26pt" fo:font-weight="bold"/>
    </style:style>
    <style:style style:name="Arrow" style:family="graphic" style:parent-style-name="Default_5f_2">
      <style:graphic-properties svg:stroke-color="#942a0e"/>
    </style:style>
    <style:style style:name="Dashed_20_Arrow" style:display-name="Dashed Arrow" style:family="graphic" style:parent-style-name="Arrow">
      <style:graphic-properties draw:stroke="dash" draw:stroke-dash="Fine_20_Dashed"/>
    </style:style>
    <style:style style:name="Big_20_Arrow" style:display-name="Big Arrow" style:family="graphic" style:parent-style-name="Arrow">
      <style:graphic-properties svg:stroke-width="0.45cm" svg:stroke-color="#ce6c31" draw:marker-start-width="1.081cm" draw:marker-end-width="1.45cm" svg:stroke-opacity="70%" svg:stroke-linecap="square" draw:fill="none"/>
    </style:style>
    <style:style style:name="Default_5f_1" style:display-name="Default_1" style:family="graphic" style:parent-style-name="Default_5f_2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arrow_5f_1" style:display-name="Object with arrow_1" style:family="graphic" style:parent-style-name="Filled_20_Dark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1" style:display-name="Without Fill_1" style:family="graphic" style:parent-style-name="Default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1" style:display-name="Filled Dark_1" style:family="graphic" style:parent-style-name="Default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Object_20_with_20_arrow_5f_2" style:display-name="Object with arrow_2" style:family="graphic" style:parent-style-name="Filled_20_Dark_5f_2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" style:display-name="Without Fill_2" style:family="graphic" style:parent-style-name="Default_5f_2_5f_2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2" style:display-name="Filled Dark_2" style:family="graphic" style:parent-style-name="Default_5f_2_5f_2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Normal_20_Arrow" style:display-name="Normal Arrow" style:family="graphic" style:parent-style-name="Arrow">
      <style:graphic-properties svg:stroke-color="#942a0e"/>
    </style:style>
    <style:style style:name="Default_5f_2_5f_3" style:display-name="Default_2_3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rrow_5f_1" style:display-name="Arrow_1" style:family="graphic" style:parent-style-name="Default_5f_2_5f_3">
      <style:graphic-properties svg:stroke-color="#942a0e"/>
    </style:style>
    <style:style style:name="Default_5f_1_5f_1" style:display-name="Default_1_1" style:family="graphic" style:parent-style-name="Default_5f_2_5f_1_5f_1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arrow_5f_2_5f_1" style:display-name="Object with arrow_2_1" style:family="graphic" style:parent-style-name="Filled_20_Dark_5f_2_5f_1">
      <style:graphic-properties draw:stroke="solid" svg:stroke-width="0.15cm" svg:stroke-color="#942a0e" draw:marker-start="Arrow" draw:marker-start-width="0.7cm" draw:marker-start-center="true" draw:marker-end-width="0.3cm" draw:fill="solid" draw:fill-color="#ce6c31"/>
      <style:text-properties fo:color="#ffffff"/>
    </style:style>
    <style:style style:name="Object_20_without_20_fill_5f_2_5f_1" style:display-name="Object without fill_2_1" style:family="graphic" style:parent-style-name="Default_5f_1_5f_1">
      <style:graphic-properties svg:stroke-color="#000000" draw:fill="none"/>
    </style:style>
    <style:style style:name="Default_5f_2_5f_2_5f_1" style:display-name="Default_2_2_1" style:family="graphic">
      <style:graphic-properties draw:stroke="solid" svg:stroke-width="0cm" svg:stroke-color="#942a0e" draw:marker-start="Arrow_20_concave" draw:marker-start-width="0.406cm" draw:marker-start-center="false" draw:marker-end="Arrow_20_concav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Without_20_Fill_5f_2_5f_1" style:display-name="Without Fill_2_1" style:family="graphic" style:parent-style-name="Default_5f_2_5f_2_5f_1">
      <style:graphic-properties draw:stroke-dash="Dashed_20__28_var_29__20_4" svg:stroke-width="0.102cm" svg:stroke-color="#942a0e" draw:marker-start-width="0.356cm" draw:marker-end-width="0.356cm" draw:stroke-linejoin="round" svg:stroke-linecap="round" draw:fill="none" draw:fill-color="#942a0e" draw:textarea-horizontal-align="center" draw:textarea-vertical-align="middle" draw:auto-grow-height="false" draw:fit-to-size="shrink-to-fit" style:shrink-to-fit="true" draw:fit-to-contour="false" fo:padding-top="0cm" fo:padding-bottom="0cm" fo:padding-left="0cm" fo:padding-right="0cm" fo:wrap-option="no-wrap" draw:shadow-offset-x="0.203cm" draw:shadow-offset-y="0.203cm"/>
      <style:paragraph-properties>
        <style:tab-stops/>
      </style:paragraph-properties>
      <style:text-properties fo:color="#942a0e"/>
    </style:style>
    <style:style style:name="Filled_20_Dark_5f_2_5f_1" style:display-name="Filled Dark_2_1" style:family="graphic" style:parent-style-name="Default_5f_2_5f_2_5f_1">
      <style:graphic-properties draw:fill="solid" draw:fill-color="#942a0e"/>
      <style:paragraph-properties>
        <style:tab-stops/>
      </style:paragraph-properties>
      <style:text-properties fo:color="#fafaa2" style:font-name="Open Sans Semibold" fo:font-family="'Open Sans Semibold'" style:font-style-name="Semibold" style:font-family-generic="swiss" style:font-pitch="variable" fo:font-weight="600"/>
    </style:style>
    <style:style style:name="Normal_20_Arrow_5f_1" style:display-name="Normal Arrow_1" style:family="graphic" style:parent-style-name="Arrow_5f_1">
      <style:graphic-properties svg:stroke-color="#942a0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12:08:32.081244280</meta:creation-date>
    <dc:date>2018-09-13T11:06:29.304190862</dc:date>
    <meta:editing-duration>PT1H37M49S</meta:editing-duration>
    <meta:editing-cycles>37</meta:editing-cycles>
    <meta:generator>LibreOffice/6.0.3.2$Linux_X86_64 LibreOffice_project/00m0$Build-2</meta:generator>
    <dc:creator>Cristian Vasquez</dc:creator>
    <meta:document-statistic meta:object-count="24"/>
  </office:meta>
</office:document-meta>
</file>